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4d5156" fo:letter-spacing="normal" officeooo:rsid="000714fd" officeooo:paragraph-rsid="000714fd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4d5156" fo:font-size="11pt" fo:letter-spacing="normal" officeooo:rsid="000714fd" officeooo:paragraph-rsid="000714fd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4d5156" fo:font-size="12pt" fo:letter-spacing="normal" officeooo:rsid="000746a6" officeooo:paragraph-rsid="000746a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4d5156" fo:font-size="12pt" fo:letter-spacing="normal" officeooo:rsid="0009b720" officeooo:paragraph-rsid="0009b720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d5156" fo:font-size="12pt" fo:letter-spacing="normal" officeooo:rsid="000b3b43" officeooo:paragraph-rsid="000b3b4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4d5156" fo:font-size="12pt" fo:letter-spacing="normal" officeooo:rsid="000b3b43" officeooo:paragraph-rsid="000cac24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4d5156" fo:font-size="12pt" fo:letter-spacing="normal" officeooo:rsid="000cac24" officeooo:paragraph-rsid="000cac2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4d5156" fo:font-size="12pt" officeooo:paragraph-rsid="000cac24"/>
    </style:style>
    <style:style style:name="T1" style:family="text">
      <style:text-properties officeooo:rsid="00080228"/>
    </style:style>
    <style:style style:name="T2" style:family="text">
      <style:text-properties officeooo:rsid="0009b720"/>
    </style:style>
    <style:style style:name="T3" style:family="text">
      <style:text-properties officeooo:rsid="000cac24"/>
    </style:style>
    <style:style style:name="T4" style:family="text">
      <style:text-properties fo:font-variant="normal" fo:text-transform="none" fo:letter-spacing="normal" officeooo:rsid="000cac24" style:font-size-asian="10.5pt" style:font-size-complex="12pt"/>
    </style:style>
    <style:style style:name="T5" style:family="text">
      <style:text-properties fo:font-variant="normal" fo:text-transform="none" style:font-name="Liberation Sans" fo:letter-spacing="normal" fo:font-style="normal" fo:font-weight="normal" officeooo:rsid="000b3b43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style:font-name="Liberation Sans" fo:letter-spacing="normal" fo:font-weight="normal" officeooo:rsid="000b3b43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style:font-name="Liberation Sans Narrow" fo:letter-spacing="normal" officeooo:rsid="000cac24" style:font-size-asian="12pt" style:font-size-complex="12pt"/>
    </style:style>
    <style:style style:name="T8" style:family="text">
      <style:text-properties officeooo:rsid="000e3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 5.</text:p>
      <text:p text:style-name="P2">Лаврентьев Олег, ПИН-23</text:p>
      <text:p text:style-name="P3"><text:span text:style-name="T2">1) </text:span>В случае без использования мьютекса переменная, передаваемая в функцию, <text:span text:style-name="T1">изменяется в двух параллельных потоках, от 1 до 50. Она не является общей для потоков. В случае с мьютексом переменная для обоих потоков общая и доступ к ней осуществляется последовательно каждым из потоков. И каждое обращение к переменной одной из функций увеличивает ее на 1. Поэтому можно наблюдать иной результат.</text:span></text:p>
      <text:p text:style-name="P3"/>
      <text:p text:style-name="P5">Состояние гонки — 2 процесса (потока) пытаются одновременно получить доступ к одной ячейке памяти.</text:p>
      <text:p text:style-name="P5"/>
      <text:p text:style-name="P5">Критическая секция — секция, в которой все переменные, к которой пытается получить доступ данный поток, не могут быть изменены/прочитаны другими потоками во избежание состояния гонки.</text:p>
      <text:p text:style-name="P5"/>
      <text:p text:style-name="P5">pthread_create, pthread_join</text:p>
      <text:p text:style-name="P5"/>
      <text:p text:style-name="P5">#include &lt;pthread.h&gt;, gcc … -lpthread</text:p>
      <text:p text:style-name="P3"/>
      <text:p text:style-name="P4">2) Задачу легко распараллелить, так как вне зависимости от порядка умножения чисел если каждый раз после этой операции брать остаток от деления значение выражения не изменится. То есть: ((((1%7*2)%7*3)%7*4)%7*5)%7 = ((((2%7)*4%7)*1)%7*5)%7*3)%7.</text:p>
      <text:p text:style-name="P4"/>
      <text:p text:style-name="P5">pthread_create, pthread_join</text:p>
      <text:p text:style-name="P5"/>
      <text:p text:style-name="P5">#include &lt;pthread.h&gt;, gcc … -lpthread</text:p>
      <text:p text:style-name="P5"/>
      <text:p text:style-name="P5">Мьютексы можно блокировать и разблокировать для того, чтобы не дать <text:span text:style-name="T3">прочим </text:span>потокам изменять данные, <text:span text:style-name="T3">с которыми взаимодействует рассматриваемый поток</text:span> в критической секции.</text:p>
      <text:p text:style-name="P8"><text:span text:style-name="T4">Чтобы обозначить критическую секцию используют</text:span><text:span text:style-name="T7"> </text:span><text:span text:style-name="T5">pthread_mutex_lock</text:span><text:span text:style-name="T6">(&amp;mut); и pthread_mutex_unlock(&amp;mut);</text:span></text:p>
      <text:p text:style-name="P6"/>
      <text:p text:style-name="P7">3) <text:span text:style-name="T8">Состояние deadlock — состояние, которое может возникать из-за ошибки разработчика при работе с данными или из-за потери сигнала. В этом состоянии несколько потоков ждут, в моей демонстрации — освобождения занятой ячейки памяти (первый поток — освобождения переменной a, второй — b). Но, поскольку каждый из потоков ждет, они не выходят из критической секции и не освобождают уже занятую ими память. Таким образом, программа не может завершиться, поскольку оба потока все время находятся в режиме ожидания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1:25:08.169202331</meta:creation-date>
    <dc:date>2020-05-30T14:24:38.730679005</dc:date>
    <meta:editing-duration>PT6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251" meta:character-count="1876" meta:non-whitespace-character-count="1631"/>
  </office:meta>
</office:document-meta>
</file>